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6004489F25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cm" svg:y="0cm">
          <draw:image xlink:href="Pictures/1000000000000800000006004489F2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83cm" fo:page-height="14.6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15T22:08:12.388207987</dc:date>
    <meta:editing-duration>PT1H13M31S</meta:editing-duration>
    <meta:editing-cycles>2</meta:editing-cycles>
    <meta:document-statistic meta:object-count="1"/>
  </office:meta>
</office:document-meta>
</file>